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S(([.D2]*PI()/180)/2)" office:value-type="float" office:value="1" calcext:value-type="float">
            <text:p>1</text:p>
          </table:table-cell>
          <table:table-cell table:formula="of:=[.A2]*SIN(([.D2]*PI()/180)/2)" office:value-type="float" office:value="0" calcext:value-type="float">
            <text:p>0</text:p>
          </table:table-cell>
          <table:table-cell table:formula="of:=[.B2]*SIN(([.D2]*PI()/180)/2)" office:value-type="float" office:value="0" calcext:value-type="float">
            <text:p>0</text:p>
          </table:table-cell>
          <table:table-cell table:formula="of:=[.C2]*SIN(([.D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S(([.D3]*PI()/180)/2)" office:value-type="float" office:value="0.999961923064171" calcext:value-type="float">
            <text:p>0.999961923064171</text:p>
          </table:table-cell>
          <table:table-cell table:formula="of:=[.A3]*SIN(([.D3]*PI()/180)/2)" office:value-type="float" office:value="0.00872653549837393" calcext:value-type="float">
            <text:p>0.008726535498374</text:p>
          </table:table-cell>
          <table:table-cell table:formula="of:=[.B3]*SIN(([.D3]*PI()/180)/2)" office:value-type="float" office:value="0" calcext:value-type="float">
            <text:p>0</text:p>
          </table:table-cell>
          <table:table-cell table:formula="of:=[.C3]*SIN(([.D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S(([.D4]*PI()/180)/2)" office:value-type="float" office:value="0.999847695156391" calcext:value-type="float">
            <text:p>0.999847695156391</text:p>
          </table:table-cell>
          <table:table-cell table:formula="of:=[.A4]*SIN(([.D4]*PI()/180)/2)" office:value-type="float" office:value="0.0174524064372835" calcext:value-type="float">
            <text:p>0.017452406437284</text:p>
          </table:table-cell>
          <table:table-cell table:formula="of:=[.B4]*SIN(([.D4]*PI()/180)/2)" office:value-type="float" office:value="0" calcext:value-type="float">
            <text:p>0</text:p>
          </table:table-cell>
          <table:table-cell table:formula="of:=[.C4]*SIN(([.D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S(([.D5]*PI()/180)/2)" office:value-type="float" office:value="0.999657324975557" calcext:value-type="float">
            <text:p>0.999657324975557</text:p>
          </table:table-cell>
          <table:table-cell table:formula="of:=[.A5]*SIN(([.D5]*PI()/180)/2)" office:value-type="float" office:value="0.0261769483078731" calcext:value-type="float">
            <text:p>0.026176948307873</text:p>
          </table:table-cell>
          <table:table-cell table:formula="of:=[.B5]*SIN(([.D5]*PI()/180)/2)" office:value-type="float" office:value="0" calcext:value-type="float">
            <text:p>0</text:p>
          </table:table-cell>
          <table:table-cell table:formula="of:=[.C5]*SIN(([.D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S(([.D6]*PI()/180)/2)" office:value-type="float" office:value="0.999390827019096" calcext:value-type="float">
            <text:p>0.999390827019096</text:p>
          </table:table-cell>
          <table:table-cell table:formula="of:=[.A6]*SIN(([.D6]*PI()/180)/2)" office:value-type="float" office:value="0.034899496702501" calcext:value-type="float">
            <text:p>0.034899496702501</text:p>
          </table:table-cell>
          <table:table-cell table:formula="of:=[.B6]*SIN(([.D6]*PI()/180)/2)" office:value-type="float" office:value="0" calcext:value-type="float">
            <text:p>0</text:p>
          </table:table-cell>
          <table:table-cell table:formula="of:=[.C6]*SIN(([.D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S(([.D7]*PI()/180)/2)" office:value-type="float" office:value="0.999048221581858" calcext:value-type="float">
            <text:p>0.999048221581858</text:p>
          </table:table-cell>
          <table:table-cell table:formula="of:=[.A7]*SIN(([.D7]*PI()/180)/2)" office:value-type="float" office:value="0.043619387365336" calcext:value-type="float">
            <text:p>0.043619387365336</text:p>
          </table:table-cell>
          <table:table-cell table:formula="of:=[.B7]*SIN(([.D7]*PI()/180)/2)" office:value-type="float" office:value="0" calcext:value-type="float">
            <text:p>0</text:p>
          </table:table-cell>
          <table:table-cell table:formula="of:=[.C7]*SIN(([.D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S(([.D8]*PI()/180)/2)" office:value-type="float" office:value="0.998629534754574" calcext:value-type="float">
            <text:p>0.998629534754574</text:p>
          </table:table-cell>
          <table:table-cell table:formula="of:=[.A8]*SIN(([.D8]*PI()/180)/2)" office:value-type="float" office:value="0.0523359562429438" calcext:value-type="float">
            <text:p>0.052335956242944</text:p>
          </table:table-cell>
          <table:table-cell table:formula="of:=[.B8]*SIN(([.D8]*PI()/180)/2)" office:value-type="float" office:value="0" calcext:value-type="float">
            <text:p>0</text:p>
          </table:table-cell>
          <table:table-cell table:formula="of:=[.C8]*SIN(([.D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S(([.D9]*PI()/180)/2)" office:value-type="float" office:value="0.998134798421867" calcext:value-type="float">
            <text:p>0.998134798421867</text:p>
          </table:table-cell>
          <table:table-cell table:formula="of:=[.A9]*SIN(([.D9]*PI()/180)/2)" office:value-type="float" office:value="0.0610485395348569" calcext:value-type="float">
            <text:p>0.061048539534857</text:p>
          </table:table-cell>
          <table:table-cell table:formula="of:=[.B9]*SIN(([.D9]*PI()/180)/2)" office:value-type="float" office:value="0" calcext:value-type="float">
            <text:p>0</text:p>
          </table:table-cell>
          <table:table-cell table:formula="of:=[.C9]*SIN(([.D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S(([.D10]*PI()/180)/2)" office:value-type="float" office:value="0.997564050259824" calcext:value-type="float">
            <text:p>0.997564050259824</text:p>
          </table:table-cell>
          <table:table-cell table:formula="of:=[.A10]*SIN(([.D10]*PI()/180)/2)" office:value-type="float" office:value="0.0697564737441253" calcext:value-type="float">
            <text:p>0.069756473744125</text:p>
          </table:table-cell>
          <table:table-cell table:formula="of:=[.B10]*SIN(([.D10]*PI()/180)/2)" office:value-type="float" office:value="0" calcext:value-type="float">
            <text:p>0</text:p>
          </table:table-cell>
          <table:table-cell table:formula="of:=[.C10]*SIN(([.D1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S(([.D11]*PI()/180)/2)" office:value-type="float" office:value="0.996917333733128" calcext:value-type="float">
            <text:p>0.996917333733128</text:p>
          </table:table-cell>
          <table:table-cell table:formula="of:=[.A11]*SIN(([.D11]*PI()/180)/2)" office:value-type="float" office:value="0.0784590957278449" calcext:value-type="float">
            <text:p>0.078459095727845</text:p>
          </table:table-cell>
          <table:table-cell table:formula="of:=[.B11]*SIN(([.D11]*PI()/180)/2)" office:value-type="float" office:value="0" calcext:value-type="float">
            <text:p>0</text:p>
          </table:table-cell>
          <table:table-cell table:formula="of:=[.C11]*SIN(([.D1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S(([.D12]*PI()/180)/2)" office:value-type="float" office:value="0.996194698091746" calcext:value-type="float">
            <text:p>0.996194698091746</text:p>
          </table:table-cell>
          <table:table-cell table:formula="of:=[.A12]*SIN(([.D12]*PI()/180)/2)" office:value-type="float" office:value="0.0871557427476582" calcext:value-type="float">
            <text:p>0.087155742747658</text:p>
          </table:table-cell>
          <table:table-cell table:formula="of:=[.B12]*SIN(([.D12]*PI()/180)/2)" office:value-type="float" office:value="0" calcext:value-type="float">
            <text:p>0</text:p>
          </table:table-cell>
          <table:table-cell table:formula="of:=[.C12]*SIN(([.D1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S(([.D13]*PI()/180)/2)" office:value-type="float" office:value="0.995396198367179" calcext:value-type="float">
            <text:p>0.995396198367179</text:p>
          </table:table-cell>
          <table:table-cell table:formula="of:=[.A13]*SIN(([.D13]*PI()/180)/2)" office:value-type="float" office:value="0.095845752520224" calcext:value-type="float">
            <text:p>0.095845752520224</text:p>
          </table:table-cell>
          <table:table-cell table:formula="of:=[.B13]*SIN(([.D13]*PI()/180)/2)" office:value-type="float" office:value="0" calcext:value-type="float">
            <text:p>0</text:p>
          </table:table-cell>
          <table:table-cell table:formula="of:=[.C13]*SIN(([.D1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S(([.D14]*PI()/180)/2)" office:value-type="float" office:value="0.994521895368273" calcext:value-type="float">
            <text:p>0.994521895368273</text:p>
          </table:table-cell>
          <table:table-cell table:formula="of:=[.A14]*SIN(([.D14]*PI()/180)/2)" office:value-type="float" office:value="0.104528463267653" calcext:value-type="float">
            <text:p>0.104528463267653</text:p>
          </table:table-cell>
          <table:table-cell table:formula="of:=[.B14]*SIN(([.D14]*PI()/180)/2)" office:value-type="float" office:value="0" calcext:value-type="float">
            <text:p>0</text:p>
          </table:table-cell>
          <table:table-cell table:formula="of:=[.C14]*SIN(([.D1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S(([.D15]*PI()/180)/2)" office:value-type="float" office:value="0.993571855676587" calcext:value-type="float">
            <text:p>0.993571855676587</text:p>
          </table:table-cell>
          <table:table-cell table:formula="of:=[.A15]*SIN(([.D15]*PI()/180)/2)" office:value-type="float" office:value="0.113203213767907" calcext:value-type="float">
            <text:p>0.113203213767907</text:p>
          </table:table-cell>
          <table:table-cell table:formula="of:=[.B15]*SIN(([.D15]*PI()/180)/2)" office:value-type="float" office:value="0" calcext:value-type="float">
            <text:p>0</text:p>
          </table:table-cell>
          <table:table-cell table:formula="of:=[.C15]*SIN(([.D1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S(([.D16]*PI()/180)/2)" office:value-type="float" office:value="0.992546151641322" calcext:value-type="float">
            <text:p>0.992546151641322</text:p>
          </table:table-cell>
          <table:table-cell table:formula="of:=[.A16]*SIN(([.D16]*PI()/180)/2)" office:value-type="float" office:value="0.121869343405147" calcext:value-type="float">
            <text:p>0.121869343405147</text:p>
          </table:table-cell>
          <table:table-cell table:formula="of:=[.B16]*SIN(([.D16]*PI()/180)/2)" office:value-type="float" office:value="0" calcext:value-type="float">
            <text:p>0</text:p>
          </table:table-cell>
          <table:table-cell table:formula="of:=[.C16]*SIN(([.D1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S(([.D17]*PI()/180)/2)" office:value-type="float" office:value="0.99144486137381" calcext:value-type="float">
            <text:p>0.99144486137381</text:p>
          </table:table-cell>
          <table:table-cell table:formula="of:=[.A17]*SIN(([.D17]*PI()/180)/2)" office:value-type="float" office:value="0.130526192220052" calcext:value-type="float">
            <text:p>0.130526192220052</text:p>
          </table:table-cell>
          <table:table-cell table:formula="of:=[.B17]*SIN(([.D17]*PI()/180)/2)" office:value-type="float" office:value="0" calcext:value-type="float">
            <text:p>0</text:p>
          </table:table-cell>
          <table:table-cell table:formula="of:=[.C17]*SIN(([.D1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S(([.D18]*PI()/180)/2)" office:value-type="float" office:value="0.99026806874157" calcext:value-type="float">
            <text:p>0.99026806874157</text:p>
          </table:table-cell>
          <table:table-cell table:formula="of:=[.A18]*SIN(([.D18]*PI()/180)/2)" office:value-type="float" office:value="0.139173100960065" calcext:value-type="float">
            <text:p>0.139173100960065</text:p>
          </table:table-cell>
          <table:table-cell table:formula="of:=[.B18]*SIN(([.D18]*PI()/180)/2)" office:value-type="float" office:value="0" calcext:value-type="float">
            <text:p>0</text:p>
          </table:table-cell>
          <table:table-cell table:formula="of:=[.C18]*SIN(([.D1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COS(([.D19]*PI()/180)/2)" office:value-type="float" office:value="0.989015863361917" calcext:value-type="float">
            <text:p>0.989015863361917</text:p>
          </table:table-cell>
          <table:table-cell table:formula="of:=[.A19]*SIN(([.D19]*PI()/180)/2)" office:value-type="float" office:value="0.147809411129611" calcext:value-type="float">
            <text:p>0.147809411129611</text:p>
          </table:table-cell>
          <table:table-cell table:formula="of:=[.B19]*SIN(([.D19]*PI()/180)/2)" office:value-type="float" office:value="0" calcext:value-type="float">
            <text:p>0</text:p>
          </table:table-cell>
          <table:table-cell table:formula="of:=[.C19]*SIN(([.D1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S(([.D20]*PI()/180)/2)" office:value-type="float" office:value="0.987688340595138" calcext:value-type="float">
            <text:p>0.987688340595138</text:p>
          </table:table-cell>
          <table:table-cell table:formula="of:=[.A20]*SIN(([.D20]*PI()/180)/2)" office:value-type="float" office:value="0.156434465040231" calcext:value-type="float">
            <text:p>0.156434465040231</text:p>
          </table:table-cell>
          <table:table-cell table:formula="of:=[.B20]*SIN(([.D20]*PI()/180)/2)" office:value-type="float" office:value="0" calcext:value-type="float">
            <text:p>0</text:p>
          </table:table-cell>
          <table:table-cell table:formula="of:=[.C20]*SIN(([.D2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S(([.D21]*PI()/180)/2)" office:value-type="float" office:value="0.986285601537231" calcext:value-type="float">
            <text:p>0.986285601537231</text:p>
          </table:table-cell>
          <table:table-cell table:formula="of:=[.A21]*SIN(([.D21]*PI()/180)/2)" office:value-type="float" office:value="0.165047605860678" calcext:value-type="float">
            <text:p>0.165047605860678</text:p>
          </table:table-cell>
          <table:table-cell table:formula="of:=[.B21]*SIN(([.D21]*PI()/180)/2)" office:value-type="float" office:value="0" calcext:value-type="float">
            <text:p>0</text:p>
          </table:table-cell>
          <table:table-cell table:formula="of:=[.C21]*SIN(([.D2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S(([.D22]*PI()/180)/2)" office:value-type="float" office:value="0.984807753012208" calcext:value-type="float">
            <text:p>0.984807753012208</text:p>
          </table:table-cell>
          <table:table-cell table:formula="of:=[.A22]*SIN(([.D22]*PI()/180)/2)" office:value-type="float" office:value="0.17364817766693" calcext:value-type="float">
            <text:p>0.17364817766693</text:p>
          </table:table-cell>
          <table:table-cell table:formula="of:=[.B22]*SIN(([.D22]*PI()/180)/2)" office:value-type="float" office:value="0" calcext:value-type="float">
            <text:p>0</text:p>
          </table:table-cell>
          <table:table-cell table:formula="of:=[.C22]*SIN(([.D2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COS(([.D23]*PI()/180)/2)" office:value-type="float" office:value="0.983254907563955" calcext:value-type="float">
            <text:p>0.983254907563955</text:p>
          </table:table-cell>
          <table:table-cell table:formula="of:=[.A23]*SIN(([.D23]*PI()/180)/2)" office:value-type="float" office:value="0.182235525492147" calcext:value-type="float">
            <text:p>0.182235525492147</text:p>
          </table:table-cell>
          <table:table-cell table:formula="of:=[.B23]*SIN(([.D23]*PI()/180)/2)" office:value-type="float" office:value="0" calcext:value-type="float">
            <text:p>0</text:p>
          </table:table-cell>
          <table:table-cell table:formula="of:=[.C23]*SIN(([.D2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COS(([.D24]*PI()/180)/2)" office:value-type="float" office:value="0.981627183447664" calcext:value-type="float">
            <text:p>0.981627183447664</text:p>
          </table:table-cell>
          <table:table-cell table:formula="of:=[.A24]*SIN(([.D24]*PI()/180)/2)" office:value-type="float" office:value="0.190808995376545" calcext:value-type="float">
            <text:p>0.190808995376545</text:p>
          </table:table-cell>
          <table:table-cell table:formula="of:=[.B24]*SIN(([.D24]*PI()/180)/2)" office:value-type="float" office:value="0" calcext:value-type="float">
            <text:p>0</text:p>
          </table:table-cell>
          <table:table-cell table:formula="of:=[.C24]*SIN(([.D2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COS(([.D25]*PI()/180)/2)" office:value-type="float" office:value="0.97992470462083" calcext:value-type="float">
            <text:p>0.97992470462083</text:p>
          </table:table-cell>
          <table:table-cell table:formula="of:=[.A25]*SIN(([.D25]*PI()/180)/2)" office:value-type="float" office:value="0.199367934417197" calcext:value-type="float">
            <text:p>0.199367934417197</text:p>
          </table:table-cell>
          <table:table-cell table:formula="of:=[.B25]*SIN(([.D25]*PI()/180)/2)" office:value-type="float" office:value="0" calcext:value-type="float">
            <text:p>0</text:p>
          </table:table-cell>
          <table:table-cell table:formula="of:=[.C25]*SIN(([.D2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S(([.D26]*PI()/180)/2)" office:value-type="float" office:value="0.978147600733806" calcext:value-type="float">
            <text:p>0.978147600733806</text:p>
          </table:table-cell>
          <table:table-cell table:formula="of:=[.A26]*SIN(([.D26]*PI()/180)/2)" office:value-type="float" office:value="0.207911690817759" calcext:value-type="float">
            <text:p>0.207911690817759</text:p>
          </table:table-cell>
          <table:table-cell table:formula="of:=[.B26]*SIN(([.D26]*PI()/180)/2)" office:value-type="float" office:value="0" calcext:value-type="float">
            <text:p>0</text:p>
          </table:table-cell>
          <table:table-cell table:formula="of:=[.C26]*SIN(([.D2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COS(([.D27]*PI()/180)/2)" office:value-type="float" office:value="0.976296007119933" calcext:value-type="float">
            <text:p>0.976296007119933</text:p>
          </table:table-cell>
          <table:table-cell table:formula="of:=[.A27]*SIN(([.D27]*PI()/180)/2)" office:value-type="float" office:value="0.216439613938103" calcext:value-type="float">
            <text:p>0.216439613938103</text:p>
          </table:table-cell>
          <table:table-cell table:formula="of:=[.B27]*SIN(([.D27]*PI()/180)/2)" office:value-type="float" office:value="0" calcext:value-type="float">
            <text:p>0</text:p>
          </table:table-cell>
          <table:table-cell table:formula="of:=[.C27]*SIN(([.D2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COS(([.D28]*PI()/180)/2)" office:value-type="float" office:value="0.974370064785235" calcext:value-type="float">
            <text:p>0.974370064785235</text:p>
          </table:table-cell>
          <table:table-cell table:formula="of:=[.A28]*SIN(([.D28]*PI()/180)/2)" office:value-type="float" office:value="0.224951054343865" calcext:value-type="float">
            <text:p>0.224951054343865</text:p>
          </table:table-cell>
          <table:table-cell table:formula="of:=[.B28]*SIN(([.D28]*PI()/180)/2)" office:value-type="float" office:value="0" calcext:value-type="float">
            <text:p>0</text:p>
          </table:table-cell>
          <table:table-cell table:formula="of:=[.C28]*SIN(([.D2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COS(([.D29]*PI()/180)/2)" office:value-type="float" office:value="0.972369920397676" calcext:value-type="float">
            <text:p>0.972369920397676</text:p>
          </table:table-cell>
          <table:table-cell table:formula="of:=[.A29]*SIN(([.D29]*PI()/180)/2)" office:value-type="float" office:value="0.233445363855905" calcext:value-type="float">
            <text:p>0.233445363855905</text:p>
          </table:table-cell>
          <table:table-cell table:formula="of:=[.B29]*SIN(([.D29]*PI()/180)/2)" office:value-type="float" office:value="0" calcext:value-type="float">
            <text:p>0</text:p>
          </table:table-cell>
          <table:table-cell table:formula="of:=[.C29]*SIN(([.D2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S(([.D30]*PI()/180)/2)" office:value-type="float" office:value="0.970295726275996" calcext:value-type="float">
            <text:p>0.970295726275996</text:p>
          </table:table-cell>
          <table:table-cell table:formula="of:=[.A30]*SIN(([.D30]*PI()/180)/2)" office:value-type="float" office:value="0.241921895599668" calcext:value-type="float">
            <text:p>0.241921895599668</text:p>
          </table:table-cell>
          <table:table-cell table:formula="of:=[.B30]*SIN(([.D30]*PI()/180)/2)" office:value-type="float" office:value="0" calcext:value-type="float">
            <text:p>0</text:p>
          </table:table-cell>
          <table:table-cell table:formula="of:=[.C30]*SIN(([.D3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COS(([.D31]*PI()/180)/2)" office:value-type="float" office:value="0.968147640378108" calcext:value-type="float">
            <text:p>0.968147640378108</text:p>
          </table:table-cell>
          <table:table-cell table:formula="of:=[.A31]*SIN(([.D31]*PI()/180)/2)" office:value-type="float" office:value="0.250380004054441" calcext:value-type="float">
            <text:p>0.250380004054441</text:p>
          </table:table-cell>
          <table:table-cell table:formula="of:=[.B31]*SIN(([.D31]*PI()/180)/2)" office:value-type="float" office:value="0" calcext:value-type="float">
            <text:p>0</text:p>
          </table:table-cell>
          <table:table-cell table:formula="of:=[.C31]*SIN(([.D3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COS(([.D32]*PI()/180)/2)" office:value-type="float" office:value="0.965925826289068" calcext:value-type="float">
            <text:p>0.965925826289068</text:p>
          </table:table-cell>
          <table:table-cell table:formula="of:=[.A32]*SIN(([.D32]*PI()/180)/2)" office:value-type="float" office:value="0.258819045102521" calcext:value-type="float">
            <text:p>0.258819045102521</text:p>
          </table:table-cell>
          <table:table-cell table:formula="of:=[.B32]*SIN(([.D32]*PI()/180)/2)" office:value-type="float" office:value="0" calcext:value-type="float">
            <text:p>0</text:p>
          </table:table-cell>
          <table:table-cell table:formula="of:=[.C32]*SIN(([.D3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COS(([.D33]*PI()/180)/2)" office:value-type="float" office:value="0.963630453208623" calcext:value-type="float">
            <text:p>0.963630453208623</text:p>
          </table:table-cell>
          <table:table-cell table:formula="of:=[.A33]*SIN(([.D33]*PI()/180)/2)" office:value-type="float" office:value="0.267238376078257" calcext:value-type="float">
            <text:p>0.267238376078257</text:p>
          </table:table-cell>
          <table:table-cell table:formula="of:=[.B33]*SIN(([.D33]*PI()/180)/2)" office:value-type="float" office:value="0" calcext:value-type="float">
            <text:p>0</text:p>
          </table:table-cell>
          <table:table-cell table:formula="of:=[.C33]*SIN(([.D3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COS(([.D34]*PI()/180)/2)" office:value-type="float" office:value="0.961261695938319" calcext:value-type="float">
            <text:p>0.961261695938319</text:p>
          </table:table-cell>
          <table:table-cell table:formula="of:=[.A34]*SIN(([.D34]*PI()/180)/2)" office:value-type="float" office:value="0.275637355816999" calcext:value-type="float">
            <text:p>0.275637355816999</text:p>
          </table:table-cell>
          <table:table-cell table:formula="of:=[.B34]*SIN(([.D34]*PI()/180)/2)" office:value-type="float" office:value="0" calcext:value-type="float">
            <text:p>0</text:p>
          </table:table-cell>
          <table:table-cell table:formula="of:=[.C34]*SIN(([.D3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COS(([.D35]*PI()/180)/2)" office:value-type="float" office:value="0.958819734868193" calcext:value-type="float">
            <text:p>0.958819734868193</text:p>
          </table:table-cell>
          <table:table-cell table:formula="of:=[.A35]*SIN(([.D35]*PI()/180)/2)" office:value-type="float" office:value="0.284015344703923" calcext:value-type="float">
            <text:p>0.284015344703923</text:p>
          </table:table-cell>
          <table:table-cell table:formula="of:=[.B35]*SIN(([.D35]*PI()/180)/2)" office:value-type="float" office:value="0" calcext:value-type="float">
            <text:p>0</text:p>
          </table:table-cell>
          <table:table-cell table:formula="of:=[.C35]*SIN(([.D3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COS(([.D36]*PI()/180)/2)" office:value-type="float" office:value="0.956304755963035" calcext:value-type="float">
            <text:p>0.956304755963035</text:p>
          </table:table-cell>
          <table:table-cell table:formula="of:=[.A36]*SIN(([.D36]*PI()/180)/2)" office:value-type="float" office:value="0.292371704722737" calcext:value-type="float">
            <text:p>0.292371704722737</text:p>
          </table:table-cell>
          <table:table-cell table:formula="of:=[.B36]*SIN(([.D36]*PI()/180)/2)" office:value-type="float" office:value="0" calcext:value-type="float">
            <text:p>0</text:p>
          </table:table-cell>
          <table:table-cell table:formula="of:=[.C36]*SIN(([.D3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COS(([.D37]*PI()/180)/2)" office:value-type="float" office:value="0.953716950748227" calcext:value-type="float">
            <text:p>0.953716950748227</text:p>
          </table:table-cell>
          <table:table-cell table:formula="of:=[.A37]*SIN(([.D37]*PI()/180)/2)" office:value-type="float" office:value="0.300705799504273" calcext:value-type="float">
            <text:p>0.300705799504273</text:p>
          </table:table-cell>
          <table:table-cell table:formula="of:=[.B37]*SIN(([.D37]*PI()/180)/2)" office:value-type="float" office:value="0" calcext:value-type="float">
            <text:p>0</text:p>
          </table:table-cell>
          <table:table-cell table:formula="of:=[.C37]*SIN(([.D3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COS(([.D38]*PI()/180)/2)" office:value-type="float" office:value="0.951056516295153" calcext:value-type="float">
            <text:p>0.951056516295153</text:p>
          </table:table-cell>
          <table:table-cell table:formula="of:=[.A38]*SIN(([.D38]*PI()/180)/2)" office:value-type="float" office:value="0.309016994374947" calcext:value-type="float">
            <text:p>0.309016994374947</text:p>
          </table:table-cell>
          <table:table-cell table:formula="of:=[.B38]*SIN(([.D38]*PI()/180)/2)" office:value-type="float" office:value="0" calcext:value-type="float">
            <text:p>0</text:p>
          </table:table-cell>
          <table:table-cell table:formula="of:=[.C38]*SIN(([.D3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COS(([.D39]*PI()/180)/2)" office:value-type="float" office:value="0.948323655206199" calcext:value-type="float">
            <text:p>0.948323655206199</text:p>
          </table:table-cell>
          <table:table-cell table:formula="of:=[.A39]*SIN(([.D39]*PI()/180)/2)" office:value-type="float" office:value="0.317304656405092" calcext:value-type="float">
            <text:p>0.317304656405092</text:p>
          </table:table-cell>
          <table:table-cell table:formula="of:=[.B39]*SIN(([.D39]*PI()/180)/2)" office:value-type="float" office:value="0" calcext:value-type="float">
            <text:p>0</text:p>
          </table:table-cell>
          <table:table-cell table:formula="of:=[.C39]*SIN(([.D3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COS(([.D40]*PI()/180)/2)" office:value-type="float" office:value="0.945518575599317" calcext:value-type="float">
            <text:p>0.945518575599317</text:p>
          </table:table-cell>
          <table:table-cell table:formula="of:=[.A40]*SIN(([.D40]*PI()/180)/2)" office:value-type="float" office:value="0.325568154457157" calcext:value-type="float">
            <text:p>0.325568154457157</text:p>
          </table:table-cell>
          <table:table-cell table:formula="of:=[.B40]*SIN(([.D40]*PI()/180)/2)" office:value-type="float" office:value="0" calcext:value-type="float">
            <text:p>0</text:p>
          </table:table-cell>
          <table:table-cell table:formula="of:=[.C40]*SIN(([.D4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COS(([.D41]*PI()/180)/2)" office:value-type="float" office:value="0.942641491092178" calcext:value-type="float">
            <text:p>0.942641491092178</text:p>
          </table:table-cell>
          <table:table-cell table:formula="of:=[.A41]*SIN(([.D41]*PI()/180)/2)" office:value-type="float" office:value="0.333806859233771" calcext:value-type="float">
            <text:p>0.333806859233771</text:p>
          </table:table-cell>
          <table:table-cell table:formula="of:=[.B41]*SIN(([.D41]*PI()/180)/2)" office:value-type="float" office:value="0" calcext:value-type="float">
            <text:p>0</text:p>
          </table:table-cell>
          <table:table-cell table:formula="of:=[.C41]*SIN(([.D4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COS(([.D42]*PI()/180)/2)" office:value-type="float" office:value="0.939692620785908" calcext:value-type="float">
            <text:p>0.939692620785908</text:p>
          </table:table-cell>
          <table:table-cell table:formula="of:=[.A42]*SIN(([.D42]*PI()/180)/2)" office:value-type="float" office:value="0.342020143325669" calcext:value-type="float">
            <text:p>0.342020143325669</text:p>
          </table:table-cell>
          <table:table-cell table:formula="of:=[.B42]*SIN(([.D42]*PI()/180)/2)" office:value-type="float" office:value="0" calcext:value-type="float">
            <text:p>0</text:p>
          </table:table-cell>
          <table:table-cell table:formula="of:=[.C42]*SIN(([.D4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COS(([.D43]*PI()/180)/2)" office:value-type="float" office:value="0.936672189248398" calcext:value-type="float">
            <text:p>0.936672189248398</text:p>
          </table:table-cell>
          <table:table-cell table:formula="of:=[.A43]*SIN(([.D43]*PI()/180)/2)" office:value-type="float" office:value="0.350207381259467" calcext:value-type="float">
            <text:p>0.350207381259467</text:p>
          </table:table-cell>
          <table:table-cell table:formula="of:=[.B43]*SIN(([.D43]*PI()/180)/2)" office:value-type="float" office:value="0" calcext:value-type="float">
            <text:p>0</text:p>
          </table:table-cell>
          <table:table-cell table:formula="of:=[.C43]*SIN(([.D4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S(([.D44]*PI()/180)/2)" office:value-type="float" office:value="0.933580426497202" calcext:value-type="float">
            <text:p>0.933580426497202</text:p>
          </table:table-cell>
          <table:table-cell table:formula="of:=[.A44]*SIN(([.D44]*PI()/180)/2)" office:value-type="float" office:value="0.3583679495453" calcext:value-type="float">
            <text:p>0.3583679495453</text:p>
          </table:table-cell>
          <table:table-cell table:formula="of:=[.B44]*SIN(([.D44]*PI()/180)/2)" office:value-type="float" office:value="0" calcext:value-type="float">
            <text:p>0</text:p>
          </table:table-cell>
          <table:table-cell table:formula="of:=[.C44]*SIN(([.D4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COS(([.D45]*PI()/180)/2)" office:value-type="float" office:value="0.930417567982025" calcext:value-type="float">
            <text:p>0.930417567982025</text:p>
          </table:table-cell>
          <table:table-cell table:formula="of:=[.A45]*SIN(([.D45]*PI()/180)/2)" office:value-type="float" office:value="0.366501226724297" calcext:value-type="float">
            <text:p>0.366501226724297</text:p>
          </table:table-cell>
          <table:table-cell table:formula="of:=[.B45]*SIN(([.D45]*PI()/180)/2)" office:value-type="float" office:value="0" calcext:value-type="float">
            <text:p>0</text:p>
          </table:table-cell>
          <table:table-cell table:formula="of:=[.C45]*SIN(([.D4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COS(([.D46]*PI()/180)/2)" office:value-type="float" office:value="0.927183854566787" calcext:value-type="float">
            <text:p>0.927183854566787</text:p>
          </table:table-cell>
          <table:table-cell table:formula="of:=[.A46]*SIN(([.D46]*PI()/180)/2)" office:value-type="float" office:value="0.374606593415912" calcext:value-type="float">
            <text:p>0.374606593415912</text:p>
          </table:table-cell>
          <table:table-cell table:formula="of:=[.B46]*SIN(([.D46]*PI()/180)/2)" office:value-type="float" office:value="0" calcext:value-type="float">
            <text:p>0</text:p>
          </table:table-cell>
          <table:table-cell table:formula="of:=[.C46]*SIN(([.D4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COS(([.D47]*PI()/180)/2)" office:value-type="float" office:value="0.923879532511287" calcext:value-type="float">
            <text:p>0.923879532511287</text:p>
          </table:table-cell>
          <table:table-cell table:formula="of:=[.A47]*SIN(([.D47]*PI()/180)/2)" office:value-type="float" office:value="0.38268343236509" calcext:value-type="float">
            <text:p>0.38268343236509</text:p>
          </table:table-cell>
          <table:table-cell table:formula="of:=[.B47]*SIN(([.D47]*PI()/180)/2)" office:value-type="float" office:value="0" calcext:value-type="float">
            <text:p>0</text:p>
          </table:table-cell>
          <table:table-cell table:formula="of:=[.C47]*SIN(([.D4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COS(([.D48]*PI()/180)/2)" office:value-type="float" office:value="0.92050485345244" calcext:value-type="float">
            <text:p>0.92050485345244</text:p>
          </table:table-cell>
          <table:table-cell table:formula="of:=[.A48]*SIN(([.D48]*PI()/180)/2)" office:value-type="float" office:value="0.390731128489274" calcext:value-type="float">
            <text:p>0.390731128489274</text:p>
          </table:table-cell>
          <table:table-cell table:formula="of:=[.B48]*SIN(([.D48]*PI()/180)/2)" office:value-type="float" office:value="0" calcext:value-type="float">
            <text:p>0</text:p>
          </table:table-cell>
          <table:table-cell table:formula="of:=[.C48]*SIN(([.D4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COS(([.D49]*PI()/180)/2)" office:value-type="float" office:value="0.917060074385124" calcext:value-type="float">
            <text:p>0.917060074385124</text:p>
          </table:table-cell>
          <table:table-cell table:formula="of:=[.A49]*SIN(([.D49]*PI()/180)/2)" office:value-type="float" office:value="0.398749068925246" calcext:value-type="float">
            <text:p>0.398749068925246</text:p>
          </table:table-cell>
          <table:table-cell table:formula="of:=[.B49]*SIN(([.D49]*PI()/180)/2)" office:value-type="float" office:value="0" calcext:value-type="float">
            <text:p>0</text:p>
          </table:table-cell>
          <table:table-cell table:formula="of:=[.C49]*SIN(([.D4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COS(([.D50]*PI()/180)/2)" office:value-type="float" office:value="0.913545457642601" calcext:value-type="float">
            <text:p>0.913545457642601</text:p>
          </table:table-cell>
          <table:table-cell table:formula="of:=[.A50]*SIN(([.D50]*PI()/180)/2)" office:value-type="float" office:value="0.4067366430758" calcext:value-type="float">
            <text:p>0.4067366430758</text:p>
          </table:table-cell>
          <table:table-cell table:formula="of:=[.B50]*SIN(([.D50]*PI()/180)/2)" office:value-type="float" office:value="0" calcext:value-type="float">
            <text:p>0</text:p>
          </table:table-cell>
          <table:table-cell table:formula="of:=[.C50]*SIN(([.D5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COS(([.D51]*PI()/180)/2)" office:value-type="float" office:value="0.909961270876543" calcext:value-type="float">
            <text:p>0.909961270876543</text:p>
          </table:table-cell>
          <table:table-cell table:formula="of:=[.A51]*SIN(([.D51]*PI()/180)/2)" office:value-type="float" office:value="0.414693242656239" calcext:value-type="float">
            <text:p>0.414693242656239</text:p>
          </table:table-cell>
          <table:table-cell table:formula="of:=[.B51]*SIN(([.D51]*PI()/180)/2)" office:value-type="float" office:value="0" calcext:value-type="float">
            <text:p>0</text:p>
          </table:table-cell>
          <table:table-cell table:formula="of:=[.C51]*SIN(([.D5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COS(([.D52]*PI()/180)/2)" office:value-type="float" office:value="0.90630778703665" calcext:value-type="float">
            <text:p>0.90630778703665</text:p>
          </table:table-cell>
          <table:table-cell table:formula="of:=[.A52]*SIN(([.D52]*PI()/180)/2)" office:value-type="float" office:value="0.422618261740699" calcext:value-type="float">
            <text:p>0.422618261740699</text:p>
          </table:table-cell>
          <table:table-cell table:formula="of:=[.B52]*SIN(([.D52]*PI()/180)/2)" office:value-type="float" office:value="0" calcext:value-type="float">
            <text:p>0</text:p>
          </table:table-cell>
          <table:table-cell table:formula="of:=[.C52]*SIN(([.D5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S(([.D53]*PI()/180)/2)" office:value-type="float" office:value="0.902585284349861" calcext:value-type="float">
            <text:p>0.902585284349861</text:p>
          </table:table-cell>
          <table:table-cell table:formula="of:=[.A53]*SIN(([.D53]*PI()/180)/2)" office:value-type="float" office:value="0.430511096808295" calcext:value-type="float">
            <text:p>0.430511096808295</text:p>
          </table:table-cell>
          <table:table-cell table:formula="of:=[.B53]*SIN(([.D53]*PI()/180)/2)" office:value-type="float" office:value="0" calcext:value-type="float">
            <text:p>0</text:p>
          </table:table-cell>
          <table:table-cell table:formula="of:=[.C53]*SIN(([.D5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COS(([.D54]*PI()/180)/2)" office:value-type="float" office:value="0.898794046299167" calcext:value-type="float">
            <text:p>0.898794046299167</text:p>
          </table:table-cell>
          <table:table-cell table:formula="of:=[.A54]*SIN(([.D54]*PI()/180)/2)" office:value-type="float" office:value="0.438371146789077" calcext:value-type="float">
            <text:p>0.438371146789077</text:p>
          </table:table-cell>
          <table:table-cell table:formula="of:=[.B54]*SIN(([.D54]*PI()/180)/2)" office:value-type="float" office:value="0" calcext:value-type="float">
            <text:p>0</text:p>
          </table:table-cell>
          <table:table-cell table:formula="of:=[.C54]*SIN(([.D5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COS(([.D55]*PI()/180)/2)" office:value-type="float" office:value="0.894934361602025" calcext:value-type="float">
            <text:p>0.894934361602025</text:p>
          </table:table-cell>
          <table:table-cell table:formula="of:=[.A55]*SIN(([.D55]*PI()/180)/2)" office:value-type="float" office:value="0.446197813109809" calcext:value-type="float">
            <text:p>0.446197813109809</text:p>
          </table:table-cell>
          <table:table-cell table:formula="of:=[.B55]*SIN(([.D55]*PI()/180)/2)" office:value-type="float" office:value="0" calcext:value-type="float">
            <text:p>0</text:p>
          </table:table-cell>
          <table:table-cell table:formula="of:=[.C55]*SIN(([.D5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COS(([.D56]*PI()/180)/2)" office:value-type="float" office:value="0.891006524188368" calcext:value-type="float">
            <text:p>0.891006524188368</text:p>
          </table:table-cell>
          <table:table-cell table:formula="of:=[.A56]*SIN(([.D56]*PI()/180)/2)" office:value-type="float" office:value="0.453990499739547" calcext:value-type="float">
            <text:p>0.453990499739547</text:p>
          </table:table-cell>
          <table:table-cell table:formula="of:=[.B56]*SIN(([.D56]*PI()/180)/2)" office:value-type="float" office:value="0" calcext:value-type="float">
            <text:p>0</text:p>
          </table:table-cell>
          <table:table-cell table:formula="of:=[.C56]*SIN(([.D5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COS(([.D57]*PI()/180)/2)" office:value-type="float" office:value="0.887010833178222" calcext:value-type="float">
            <text:p>0.887010833178222</text:p>
          </table:table-cell>
          <table:table-cell table:formula="of:=[.A57]*SIN(([.D57]*PI()/180)/2)" office:value-type="float" office:value="0.461748613235034" calcext:value-type="float">
            <text:p>0.461748613235034</text:p>
          </table:table-cell>
          <table:table-cell table:formula="of:=[.B57]*SIN(([.D57]*PI()/180)/2)" office:value-type="float" office:value="0" calcext:value-type="float">
            <text:p>0</text:p>
          </table:table-cell>
          <table:table-cell table:formula="of:=[.C57]*SIN(([.D5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COS(([.D58]*PI()/180)/2)" office:value-type="float" office:value="0.882947592858927" calcext:value-type="float">
            <text:p>0.882947592858927</text:p>
          </table:table-cell>
          <table:table-cell table:formula="of:=[.A58]*SIN(([.D58]*PI()/180)/2)" office:value-type="float" office:value="0.469471562785891" calcext:value-type="float">
            <text:p>0.469471562785891</text:p>
          </table:table-cell>
          <table:table-cell table:formula="of:=[.B58]*SIN(([.D58]*PI()/180)/2)" office:value-type="float" office:value="0" calcext:value-type="float">
            <text:p>0</text:p>
          </table:table-cell>
          <table:table-cell table:formula="of:=[.C58]*SIN(([.D5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COS(([.D59]*PI()/180)/2)" office:value-type="float" office:value="0.878817112661965" calcext:value-type="float">
            <text:p>0.878817112661965</text:p>
          </table:table-cell>
          <table:table-cell table:formula="of:=[.A59]*SIN(([.D59]*PI()/180)/2)" office:value-type="float" office:value="0.477158760259608" calcext:value-type="float">
            <text:p>0.477158760259608</text:p>
          </table:table-cell>
          <table:table-cell table:formula="of:=[.B59]*SIN(([.D59]*PI()/180)/2)" office:value-type="float" office:value="0" calcext:value-type="float">
            <text:p>0</text:p>
          </table:table-cell>
          <table:table-cell table:formula="of:=[.C59]*SIN(([.D5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COS(([.D60]*PI()/180)/2)" office:value-type="float" office:value="0.874619707139396" calcext:value-type="float">
            <text:p>0.874619707139396</text:p>
          </table:table-cell>
          <table:table-cell table:formula="of:=[.A60]*SIN(([.D60]*PI()/180)/2)" office:value-type="float" office:value="0.484809620246337" calcext:value-type="float">
            <text:p>0.484809620246337</text:p>
          </table:table-cell>
          <table:table-cell table:formula="of:=[.B60]*SIN(([.D60]*PI()/180)/2)" office:value-type="float" office:value="0" calcext:value-type="float">
            <text:p>0</text:p>
          </table:table-cell>
          <table:table-cell table:formula="of:=[.C60]*SIN(([.D6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COS(([.D61]*PI()/180)/2)" office:value-type="float" office:value="0.8703556959399" calcext:value-type="float">
            <text:p>0.8703556959399</text:p>
          </table:table-cell>
          <table:table-cell table:formula="of:=[.A61]*SIN(([.D61]*PI()/180)/2)" office:value-type="float" office:value="0.492423560103467" calcext:value-type="float">
            <text:p>0.492423560103467</text:p>
          </table:table-cell>
          <table:table-cell table:formula="of:=[.B61]*SIN(([.D61]*PI()/180)/2)" office:value-type="float" office:value="0" calcext:value-type="float">
            <text:p>0</text:p>
          </table:table-cell>
          <table:table-cell table:formula="of:=[.C61]*SIN(([.D6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COS(([.D62]*PI()/180)/2)" office:value-type="float" office:value="0.866025403784439" calcext:value-type="float">
            <text:p>0.866025403784439</text:p>
          </table:table-cell>
          <table:table-cell table:formula="of:=[.A62]*SIN(([.D62]*PI()/180)/2)" office:value-type="float" office:value="0.5" calcext:value-type="float">
            <text:p>0.5</text:p>
          </table:table-cell>
          <table:table-cell table:formula="of:=[.B62]*SIN(([.D62]*PI()/180)/2)" office:value-type="float" office:value="0" calcext:value-type="float">
            <text:p>0</text:p>
          </table:table-cell>
          <table:table-cell table:formula="of:=[.C62]*SIN(([.D6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COS(([.D63]*PI()/180)/2)" office:value-type="float" office:value="0.861629160441526" calcext:value-type="float">
            <text:p>0.861629160441526</text:p>
          </table:table-cell>
          <table:table-cell table:formula="of:=[.A63]*SIN(([.D63]*PI()/180)/2)" office:value-type="float" office:value="0.507538362960704" calcext:value-type="float">
            <text:p>0.507538362960704</text:p>
          </table:table-cell>
          <table:table-cell table:formula="of:=[.B63]*SIN(([.D63]*PI()/180)/2)" office:value-type="float" office:value="0" calcext:value-type="float">
            <text:p>0</text:p>
          </table:table-cell>
          <table:table-cell table:formula="of:=[.C63]*SIN(([.D6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COS(([.D64]*PI()/180)/2)" office:value-type="float" office:value="0.857167300702112" calcext:value-type="float">
            <text:p>0.857167300702112</text:p>
          </table:table-cell>
          <table:table-cell table:formula="of:=[.A64]*SIN(([.D64]*PI()/180)/2)" office:value-type="float" office:value="0.515038074910054" calcext:value-type="float">
            <text:p>0.515038074910054</text:p>
          </table:table-cell>
          <table:table-cell table:formula="of:=[.B64]*SIN(([.D64]*PI()/180)/2)" office:value-type="float" office:value="0" calcext:value-type="float">
            <text:p>0</text:p>
          </table:table-cell>
          <table:table-cell table:formula="of:=[.C64]*SIN(([.D6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COS(([.D65]*PI()/180)/2)" office:value-type="float" office:value="0.852640164354092" calcext:value-type="float">
            <text:p>0.852640164354092</text:p>
          </table:table-cell>
          <table:table-cell table:formula="of:=[.A65]*SIN(([.D65]*PI()/180)/2)" office:value-type="float" office:value="0.522498564715949" calcext:value-type="float">
            <text:p>0.522498564715949</text:p>
          </table:table-cell>
          <table:table-cell table:formula="of:=[.B65]*SIN(([.D65]*PI()/180)/2)" office:value-type="float" office:value="0" calcext:value-type="float">
            <text:p>0</text:p>
          </table:table-cell>
          <table:table-cell table:formula="of:=[.C65]*SIN(([.D6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COS(([.D66]*PI()/180)/2)" office:value-type="float" office:value="0.848048096156426" calcext:value-type="float">
            <text:p>0.848048096156426</text:p>
          </table:table-cell>
          <table:table-cell table:formula="of:=[.A66]*SIN(([.D66]*PI()/180)/2)" office:value-type="float" office:value="0.529919264233205" calcext:value-type="float">
            <text:p>0.529919264233205</text:p>
          </table:table-cell>
          <table:table-cell table:formula="of:=[.B66]*SIN(([.D66]*PI()/180)/2)" office:value-type="float" office:value="0" calcext:value-type="float">
            <text:p>0</text:p>
          </table:table-cell>
          <table:table-cell table:formula="of:=[.C66]*SIN(([.D6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COS(([.D67]*PI()/180)/2)" office:value-type="float" office:value="0.843391445812886" calcext:value-type="float">
            <text:p>0.843391445812886</text:p>
          </table:table-cell>
          <table:table-cell table:formula="of:=[.A67]*SIN(([.D67]*PI()/180)/2)" office:value-type="float" office:value="0.537299608346824" calcext:value-type="float">
            <text:p>0.537299608346824</text:p>
          </table:table-cell>
          <table:table-cell table:formula="of:=[.B67]*SIN(([.D67]*PI()/180)/2)" office:value-type="float" office:value="0" calcext:value-type="float">
            <text:p>0</text:p>
          </table:table-cell>
          <table:table-cell table:formula="of:=[.C67]*SIN(([.D6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COS(([.D68]*PI()/180)/2)" office:value-type="float" office:value="0.838670567945424" calcext:value-type="float">
            <text:p>0.838670567945424</text:p>
          </table:table-cell>
          <table:table-cell table:formula="of:=[.A68]*SIN(([.D68]*PI()/180)/2)" office:value-type="float" office:value="0.544639035015027" calcext:value-type="float">
            <text:p>0.544639035015027</text:p>
          </table:table-cell>
          <table:table-cell table:formula="of:=[.B68]*SIN(([.D68]*PI()/180)/2)" office:value-type="float" office:value="0" calcext:value-type="float">
            <text:p>0</text:p>
          </table:table-cell>
          <table:table-cell table:formula="of:=[.C68]*SIN(([.D6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COS(([.D69]*PI()/180)/2)" office:value-type="float" office:value="0.833885822067168" calcext:value-type="float">
            <text:p>0.833885822067168</text:p>
          </table:table-cell>
          <table:table-cell table:formula="of:=[.A69]*SIN(([.D69]*PI()/180)/2)" office:value-type="float" office:value="0.551936985312058" calcext:value-type="float">
            <text:p>0.551936985312058</text:p>
          </table:table-cell>
          <table:table-cell table:formula="of:=[.B69]*SIN(([.D69]*PI()/180)/2)" office:value-type="float" office:value="0" calcext:value-type="float">
            <text:p>0</text:p>
          </table:table-cell>
          <table:table-cell table:formula="of:=[.C69]*SIN(([.D6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COS(([.D70]*PI()/180)/2)" office:value-type="float" office:value="0.829037572555042" calcext:value-type="float">
            <text:p>0.829037572555042</text:p>
          </table:table-cell>
          <table:table-cell table:formula="of:=[.A70]*SIN(([.D70]*PI()/180)/2)" office:value-type="float" office:value="0.559192903470747" calcext:value-type="float">
            <text:p>0.559192903470747</text:p>
          </table:table-cell>
          <table:table-cell table:formula="of:=[.B70]*SIN(([.D70]*PI()/180)/2)" office:value-type="float" office:value="0" calcext:value-type="float">
            <text:p>0</text:p>
          </table:table-cell>
          <table:table-cell table:formula="of:=[.C70]*SIN(([.D7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COS(([.D71]*PI()/180)/2)" office:value-type="float" office:value="0.824126188622016" calcext:value-type="float">
            <text:p>0.824126188622016</text:p>
          </table:table-cell>
          <table:table-cell table:formula="of:=[.A71]*SIN(([.D71]*PI()/180)/2)" office:value-type="float" office:value="0.566406236924833" calcext:value-type="float">
            <text:p>0.566406236924833</text:p>
          </table:table-cell>
          <table:table-cell table:formula="of:=[.B71]*SIN(([.D71]*PI()/180)/2)" office:value-type="float" office:value="0" calcext:value-type="float">
            <text:p>0</text:p>
          </table:table-cell>
          <table:table-cell table:formula="of:=[.C71]*SIN(([.D7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COS(([.D72]*PI()/180)/2)" office:value-type="float" office:value="0.819152044288992" calcext:value-type="float">
            <text:p>0.819152044288992</text:p>
          </table:table-cell>
          <table:table-cell table:formula="of:=[.A72]*SIN(([.D72]*PI()/180)/2)" office:value-type="float" office:value="0.573576436351046" calcext:value-type="float">
            <text:p>0.573576436351046</text:p>
          </table:table-cell>
          <table:table-cell table:formula="of:=[.B72]*SIN(([.D72]*PI()/180)/2)" office:value-type="float" office:value="0" calcext:value-type="float">
            <text:p>0</text:p>
          </table:table-cell>
          <table:table-cell table:formula="of:=[.C72]*SIN(([.D7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COS(([.D73]*PI()/180)/2)" office:value-type="float" office:value="0.814115518356319" calcext:value-type="float">
            <text:p>0.814115518356319</text:p>
          </table:table-cell>
          <table:table-cell table:formula="of:=[.A73]*SIN(([.D73]*PI()/180)/2)" office:value-type="float" office:value="0.58070295571094" calcext:value-type="float">
            <text:p>0.58070295571094</text:p>
          </table:table-cell>
          <table:table-cell table:formula="of:=[.B73]*SIN(([.D73]*PI()/180)/2)" office:value-type="float" office:value="0" calcext:value-type="float">
            <text:p>0</text:p>
          </table:table-cell>
          <table:table-cell table:formula="of:=[.C73]*SIN(([.D7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S(([.D74]*PI()/180)/2)" office:value-type="float" office:value="0.809016994374947" calcext:value-type="float">
            <text:p>0.809016994374947</text:p>
          </table:table-cell>
          <table:table-cell table:formula="of:=[.A74]*SIN(([.D74]*PI()/180)/2)" office:value-type="float" office:value="0.587785252292473" calcext:value-type="float">
            <text:p>0.587785252292473</text:p>
          </table:table-cell>
          <table:table-cell table:formula="of:=[.B74]*SIN(([.D74]*PI()/180)/2)" office:value-type="float" office:value="0" calcext:value-type="float">
            <text:p>0</text:p>
          </table:table-cell>
          <table:table-cell table:formula="of:=[.C74]*SIN(([.D7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COS(([.D75]*PI()/180)/2)" office:value-type="float" office:value="0.803856860617217" calcext:value-type="float">
            <text:p>0.803856860617217</text:p>
          </table:table-cell>
          <table:table-cell table:formula="of:=[.A75]*SIN(([.D75]*PI()/180)/2)" office:value-type="float" office:value="0.594822786751341" calcext:value-type="float">
            <text:p>0.594822786751341</text:p>
          </table:table-cell>
          <table:table-cell table:formula="of:=[.B75]*SIN(([.D75]*PI()/180)/2)" office:value-type="float" office:value="0" calcext:value-type="float">
            <text:p>0</text:p>
          </table:table-cell>
          <table:table-cell table:formula="of:=[.C75]*SIN(([.D7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COS(([.D76]*PI()/180)/2)" office:value-type="float" office:value="0.798635510047293" calcext:value-type="float">
            <text:p>0.798635510047293</text:p>
          </table:table-cell>
          <table:table-cell table:formula="of:=[.A76]*SIN(([.D76]*PI()/180)/2)" office:value-type="float" office:value="0.601815023152048" calcext:value-type="float">
            <text:p>0.601815023152048</text:p>
          </table:table-cell>
          <table:table-cell table:formula="of:=[.B76]*SIN(([.D76]*PI()/180)/2)" office:value-type="float" office:value="0" calcext:value-type="float">
            <text:p>0</text:p>
          </table:table-cell>
          <table:table-cell table:formula="of:=[.C76]*SIN(([.D7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COS(([.D77]*PI()/180)/2)" office:value-type="float" office:value="0.793353340291235" calcext:value-type="float">
            <text:p>0.793353340291235</text:p>
          </table:table-cell>
          <table:table-cell table:formula="of:=[.A77]*SIN(([.D77]*PI()/180)/2)" office:value-type="float" office:value="0.608761429008721" calcext:value-type="float">
            <text:p>0.608761429008721</text:p>
          </table:table-cell>
          <table:table-cell table:formula="of:=[.B77]*SIN(([.D77]*PI()/180)/2)" office:value-type="float" office:value="0" calcext:value-type="float">
            <text:p>0</text:p>
          </table:table-cell>
          <table:table-cell table:formula="of:=[.C77]*SIN(([.D7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S(([.D78]*PI()/180)/2)" office:value-type="float" office:value="0.788010753606722" calcext:value-type="float">
            <text:p>0.788010753606722</text:p>
          </table:table-cell>
          <table:table-cell table:formula="of:=[.A78]*SIN(([.D78]*PI()/180)/2)" office:value-type="float" office:value="0.615661475325658" calcext:value-type="float">
            <text:p>0.615661475325658</text:p>
          </table:table-cell>
          <table:table-cell table:formula="of:=[.B78]*SIN(([.D78]*PI()/180)/2)" office:value-type="float" office:value="0" calcext:value-type="float">
            <text:p>0</text:p>
          </table:table-cell>
          <table:table-cell table:formula="of:=[.C78]*SIN(([.D7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COS(([.D79]*PI()/180)/2)" office:value-type="float" office:value="0.782608156852414" calcext:value-type="float">
            <text:p>0.782608156852414</text:p>
          </table:table-cell>
          <table:table-cell table:formula="of:=[.A79]*SIN(([.D79]*PI()/180)/2)" office:value-type="float" office:value="0.62251463663762" calcext:value-type="float">
            <text:p>0.62251463663762</text:p>
          </table:table-cell>
          <table:table-cell table:formula="of:=[.B79]*SIN(([.D79]*PI()/180)/2)" office:value-type="float" office:value="0" calcext:value-type="float">
            <text:p>0</text:p>
          </table:table-cell>
          <table:table-cell table:formula="of:=[.C79]*SIN(([.D7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COS(([.D80]*PI()/180)/2)" office:value-type="float" office:value="0.777145961456971" calcext:value-type="float">
            <text:p>0.777145961456971</text:p>
          </table:table-cell>
          <table:table-cell table:formula="of:=[.A80]*SIN(([.D80]*PI()/180)/2)" office:value-type="float" office:value="0.629320391049837" calcext:value-type="float">
            <text:p>0.629320391049837</text:p>
          </table:table-cell>
          <table:table-cell table:formula="of:=[.B80]*SIN(([.D80]*PI()/180)/2)" office:value-type="float" office:value="0" calcext:value-type="float">
            <text:p>0</text:p>
          </table:table-cell>
          <table:table-cell table:formula="of:=[.C80]*SIN(([.D8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COS(([.D81]*PI()/180)/2)" office:value-type="float" office:value="0.77162458338772" calcext:value-type="float">
            <text:p>0.77162458338772</text:p>
          </table:table-cell>
          <table:table-cell table:formula="of:=[.A81]*SIN(([.D81]*PI()/180)/2)" office:value-type="float" office:value="0.636078220277764" calcext:value-type="float">
            <text:p>0.636078220277764</text:p>
          </table:table-cell>
          <table:table-cell table:formula="of:=[.B81]*SIN(([.D81]*PI()/180)/2)" office:value-type="float" office:value="0" calcext:value-type="float">
            <text:p>0</text:p>
          </table:table-cell>
          <table:table-cell table:formula="of:=[.C81]*SIN(([.D8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S(([.D82]*PI()/180)/2)" office:value-type="float" office:value="0.766044443118978" calcext:value-type="float">
            <text:p>0.766044443118978</text:p>
          </table:table-cell>
          <table:table-cell table:formula="of:=[.A82]*SIN(([.D82]*PI()/180)/2)" office:value-type="float" office:value="0.642787609686539" calcext:value-type="float">
            <text:p>0.642787609686539</text:p>
          </table:table-cell>
          <table:table-cell table:formula="of:=[.B82]*SIN(([.D82]*PI()/180)/2)" office:value-type="float" office:value="0" calcext:value-type="float">
            <text:p>0</text:p>
          </table:table-cell>
          <table:table-cell table:formula="of:=[.C82]*SIN(([.D82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COS(([.D83]*PI()/180)/2)" office:value-type="float" office:value="0.760405965600031" calcext:value-type="float">
            <text:p>0.760405965600031</text:p>
          </table:table-cell>
          <table:table-cell table:formula="of:=[.A83]*SIN(([.D83]*PI()/180)/2)" office:value-type="float" office:value="0.649448048330184" calcext:value-type="float">
            <text:p>0.649448048330184</text:p>
          </table:table-cell>
          <table:table-cell table:formula="of:=[.B83]*SIN(([.D83]*PI()/180)/2)" office:value-type="float" office:value="0" calcext:value-type="float">
            <text:p>0</text:p>
          </table:table-cell>
          <table:table-cell table:formula="of:=[.C83]*SIN(([.D83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COS(([.D84]*PI()/180)/2)" office:value-type="float" office:value="0.754709580222772" calcext:value-type="float">
            <text:p>0.754709580222772</text:p>
          </table:table-cell>
          <table:table-cell table:formula="of:=[.A84]*SIN(([.D84]*PI()/180)/2)" office:value-type="float" office:value="0.656059028990507" calcext:value-type="float">
            <text:p>0.656059028990507</text:p>
          </table:table-cell>
          <table:table-cell table:formula="of:=[.B84]*SIN(([.D84]*PI()/180)/2)" office:value-type="float" office:value="0" calcext:value-type="float">
            <text:p>0</text:p>
          </table:table-cell>
          <table:table-cell table:formula="of:=[.C84]*SIN(([.D84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COS(([.D85]*PI()/180)/2)" office:value-type="float" office:value="0.748955720789002" calcext:value-type="float">
            <text:p>0.748955720789002</text:p>
          </table:table-cell>
          <table:table-cell table:formula="of:=[.A85]*SIN(([.D85]*PI()/180)/2)" office:value-type="float" office:value="0.662620048215737" calcext:value-type="float">
            <text:p>0.662620048215737</text:p>
          </table:table-cell>
          <table:table-cell table:formula="of:=[.B85]*SIN(([.D85]*PI()/180)/2)" office:value-type="float" office:value="0" calcext:value-type="float">
            <text:p>0</text:p>
          </table:table-cell>
          <table:table-cell table:formula="of:=[.C85]*SIN(([.D85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COS(([.D86]*PI()/180)/2)" office:value-type="float" office:value="0.743144825477394" calcext:value-type="float">
            <text:p>0.743144825477394</text:p>
          </table:table-cell>
          <table:table-cell table:formula="of:=[.A86]*SIN(([.D86]*PI()/180)/2)" office:value-type="float" office:value="0.669130606358858" calcext:value-type="float">
            <text:p>0.669130606358858</text:p>
          </table:table-cell>
          <table:table-cell table:formula="of:=[.B86]*SIN(([.D86]*PI()/180)/2)" office:value-type="float" office:value="0" calcext:value-type="float">
            <text:p>0</text:p>
          </table:table-cell>
          <table:table-cell table:formula="of:=[.C86]*SIN(([.D86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COS(([.D87]*PI()/180)/2)" office:value-type="float" office:value="0.737277336810124" calcext:value-type="float">
            <text:p>0.737277336810124</text:p>
          </table:table-cell>
          <table:table-cell table:formula="of:=[.A87]*SIN(([.D87]*PI()/180)/2)" office:value-type="float" office:value="0.67559020761566" calcext:value-type="float">
            <text:p>0.67559020761566</text:p>
          </table:table-cell>
          <table:table-cell table:formula="of:=[.B87]*SIN(([.D87]*PI()/180)/2)" office:value-type="float" office:value="0" calcext:value-type="float">
            <text:p>0</text:p>
          </table:table-cell>
          <table:table-cell table:formula="of:=[.C87]*SIN(([.D87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COS(([.D88]*PI()/180)/2)" office:value-type="float" office:value="0.731353701619171" calcext:value-type="float">
            <text:p>0.731353701619171</text:p>
          </table:table-cell>
          <table:table-cell table:formula="of:=[.A88]*SIN(([.D88]*PI()/180)/2)" office:value-type="float" office:value="0.681998360062498" calcext:value-type="float">
            <text:p>0.681998360062498</text:p>
          </table:table-cell>
          <table:table-cell table:formula="of:=[.B88]*SIN(([.D88]*PI()/180)/2)" office:value-type="float" office:value="0" calcext:value-type="float">
            <text:p>0</text:p>
          </table:table-cell>
          <table:table-cell table:formula="of:=[.C88]*SIN(([.D88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COS(([.D89]*PI()/180)/2)" office:value-type="float" office:value="0.725374371012288" calcext:value-type="float">
            <text:p>0.725374371012288</text:p>
          </table:table-cell>
          <table:table-cell table:formula="of:=[.A89]*SIN(([.D89]*PI()/180)/2)" office:value-type="float" office:value="0.688354575693754" calcext:value-type="float">
            <text:p>0.688354575693754</text:p>
          </table:table-cell>
          <table:table-cell table:formula="of:=[.B89]*SIN(([.D89]*PI()/180)/2)" office:value-type="float" office:value="0" calcext:value-type="float">
            <text:p>0</text:p>
          </table:table-cell>
          <table:table-cell table:formula="of:=[.C89]*SIN(([.D89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COS(([.D90]*PI()/180)/2)" office:value-type="float" office:value="0.719339800338651" calcext:value-type="float">
            <text:p>0.719339800338651</text:p>
          </table:table-cell>
          <table:table-cell table:formula="of:=[.A90]*SIN(([.D90]*PI()/180)/2)" office:value-type="float" office:value="0.694658370458997" calcext:value-type="float">
            <text:p>0.694658370458997</text:p>
          </table:table-cell>
          <table:table-cell table:formula="of:=[.B90]*SIN(([.D90]*PI()/180)/2)" office:value-type="float" office:value="0" calcext:value-type="float">
            <text:p>0</text:p>
          </table:table-cell>
          <table:table-cell table:formula="of:=[.C90]*SIN(([.D90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COS(([.D91]*PI()/180)/2)" office:value-type="float" office:value="0.713250449154182" calcext:value-type="float">
            <text:p>0.713250449154182</text:p>
          </table:table-cell>
          <table:table-cell table:formula="of:=[.A91]*SIN(([.D91]*PI()/180)/2)" office:value-type="float" office:value="0.700909264299851" calcext:value-type="float">
            <text:p>0.700909264299851</text:p>
          </table:table-cell>
          <table:table-cell table:formula="of:=[.B91]*SIN(([.D91]*PI()/180)/2)" office:value-type="float" office:value="0" calcext:value-type="float">
            <text:p>0</text:p>
          </table:table-cell>
          <table:table-cell table:formula="of:=[.C91]*SIN(([.D91]*PI()/180)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COS(([.D92]*PI()/180)/2)" office:value-type="float" office:value="0.707106781186548" calcext:value-type="float">
            <text:p>0.707106781186548</text:p>
          </table:table-cell>
          <table:table-cell table:formula="of:=[.A92]*SIN(([.D92]*PI()/180)/2)" office:value-type="float" office:value="0.707106781186547" calcext:value-type="float">
            <text:p>0.707106781186547</text:p>
          </table:table-cell>
          <table:table-cell table:formula="of:=[.B92]*SIN(([.D92]*PI()/180)/2)" office:value-type="float" office:value="0" calcext:value-type="float">
            <text:p>0</text:p>
          </table:table-cell>
          <table:table-cell table:formula="of:=[.C92]*SIN(([.D92]*PI()/180)/2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COS(([.D2]*PI()/180)/2)" office:value-type="float" office:value="0.866025403784439" calcext:value-type="float">
            <text:p>0.866025403784439</text:p>
          </table:table-cell>
          <table:table-cell table:formula="of:=[.A2]*SIN(([.D2]*PI()/180)/2)" office:value-type="float" office:value="0.5" calcext:value-type="float">
            <text:p>0.5</text:p>
          </table:table-cell>
          <table:table-cell table:formula="of:=[.B2]*SIN(([.D2]*PI()/180)/2)" office:value-type="float" office:value="0" calcext:value-type="float">
            <text:p>0</text:p>
          </table:table-cell>
          <table:table-cell table:formula="of:=[.C2]*SIN(([.D2]*PI()/180)/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COS(([.D3]*PI()/180)/2)" office:value-type="float" office:value="0.5" calcext:value-type="float">
            <text:p>0.5</text:p>
          </table:table-cell>
          <table:table-cell table:formula="of:=[.A3]*SIN(([.D3]*PI()/180)/2)" office:value-type="float" office:value="0" calcext:value-type="float">
            <text:p>0</text:p>
          </table:table-cell>
          <table:table-cell table:formula="of:=[.B3]*SIN(([.D3]*PI()/180)/2)" office:value-type="float" office:value="0.866025403784439" calcext:value-type="float">
            <text:p>0.866025403784439</text:p>
          </table:table-cell>
          <table:table-cell table:formula="of:=[.C3]*SIN(([.D3]*PI()/180)/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]*[.E3]" office:value-type="float" office:value="0.433012701892219" calcext:value-type="float">
            <text:p>0.433012701892219</text:p>
          </table:table-cell>
          <table:table-cell table:formula="of:=[.F2]*[.F3]" office:value-type="float" office:value="0" calcext:value-type="float">
            <text:p>0</text:p>
          </table:table-cell>
          <table:table-cell table:formula="of:=[.G2]*[.G3]" office:value-type="float" office:value="0" calcext:value-type="float">
            <text:p>0</text:p>
          </table:table-cell>
          <table:table-cell table:formula="of:=[.H2]*[.H3]" office:value-type="float" office:value="0" calcext:value-type="float">
            <text:p>0</text:p>
          </table:table-cell>
          <table:table-cell table:formula="of:=SUM([.F4]; [.G4]; [.H4])" office:value-type="float" office:value="0" calcext:value-type="float">
            <text:p>0</text:p>
          </table:table-cell>
          <table:table-cell table:formula="of:=[.E4]-[.I4]" office:value-type="float" office:value="0.433012701892219" calcext:value-type="float">
            <text:p>0.43301270189221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table:formula="of:=[.E2]*[.F3]" office:value-type="float" office:value="0" calcext:value-type="float">
            <text:p>0</text:p>
          </table:table-cell>
          <table:table-cell table:formula="of:=[.F2]*[.E3]" office:value-type="float" office:value="0.25" calcext:value-type="float">
            <text:p>0.25</text:p>
          </table:table-cell>
          <table:table-cell table:formula="of:=[.G2]*[.H3]" office:value-type="float" office:value="0" calcext:value-type="float">
            <text:p>0</text:p>
          </table:table-cell>
          <table:table-cell table:formula="of:=[.H2]*[.G3]" office:value-type="float" office:value="0" calcext:value-type="float">
            <text:p>0</text:p>
          </table:table-cell>
          <table:table-cell table:formula="of:=SUM([.E5]; [.F5]; [.G5])" office:value-type="float" office:value="0.25" calcext:value-type="float">
            <text:p>0.25</text:p>
          </table:table-cell>
          <table:table-cell table:formula="of:=[.I5]-[.H5]"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formula="of:=[.E2]*[.G3]" office:value-type="float" office:value="0.75" calcext:value-type="float">
            <text:p>0.75</text:p>
          </table:table-cell>
          <table:table-cell table:formula="of:=[.F2]*[.H3]" office:value-type="float" office:value="0" calcext:value-type="float">
            <text:p>0</text:p>
          </table:table-cell>
          <table:table-cell table:formula="of:=[.G2]*[.E3]" office:value-type="float" office:value="0" calcext:value-type="float">
            <text:p>0</text:p>
          </table:table-cell>
          <table:table-cell table:formula="of:=[.H2]*[.F3]" office:value-type="float" office:value="0" calcext:value-type="float">
            <text:p>0</text:p>
          </table:table-cell>
          <table:table-cell table:formula="of:=SUM([.E6]; [.G6]; [.H6])" office:value-type="float" office:value="0.75" calcext:value-type="float">
            <text:p>0.75</text:p>
          </table:table-cell>
          <table:table-cell table:formula="of:=[.I6]-[.F6]"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formula="of:=[.E2]*[.H3]" office:value-type="float" office:value="0" calcext:value-type="float">
            <text:p>0</text:p>
          </table:table-cell>
          <table:table-cell table:formula="of:=[.F2]*[.G3]" office:value-type="float" office:value="0.433012701892219" calcext:value-type="float">
            <text:p>0.433012701892219</text:p>
          </table:table-cell>
          <table:table-cell table:formula="of:=[.G2]*[.F3]" office:value-type="float" office:value="0" calcext:value-type="float">
            <text:p>0</text:p>
          </table:table-cell>
          <table:table-cell table:formula="of:=[.H2]*[.E3]" office:value-type="float" office:value="0" calcext:value-type="float">
            <text:p>0</text:p>
          </table:table-cell>
          <table:table-cell table:formula="of:=SUM([.E7]; [.F7]; [.H7])" office:value-type="float" office:value="0.433012701892219" calcext:value-type="float">
            <text:p>0.433012701892219</text:p>
          </table:table-cell>
          <table:table-cell table:formula="of:=[.I7]-[.G7]" office:value-type="float" office:value="0.433012701892219" calcext:value-type="float">
            <text:p>0.433012701892219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8:08:57.917810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6:08:19.398731074</meta:creation-date>
    <dc:date>2022-05-13T18:33:42.140747356</dc:date>
    <meta:editing-duration>PT1H26M52S</meta:editing-duration>
    <meta:editing-cycles>8</meta:editing-cycles>
    <meta:generator>LibreOffice/6.4.7.2$Linux_X86_64 LibreOffice_project/40$Build-2</meta:generator>
    <meta:document-statistic meta:table-count="2" meta:cell-count="788" meta:object-count="0"/>
  </office:meta>
</office:document-meta>
</file>